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458cm" fo:min-width="0.278cm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a933"/>
    </style:style>
    <style:style style:name="P5" style:family="paragraph">
      <loext:graphic-properties draw:fill="none" draw:fill-color="#ffffff"/>
      <style:text-properties fo:color="#00a933"/>
    </style:style>
    <style:style style:name="P6" style:family="paragraph">
      <style:text-properties fo:color="#3faf46"/>
    </style:style>
    <style:style style:name="P7" style:family="paragraph">
      <loext:graphic-properties draw:fill="none" draw:fill-color="#ffffff"/>
      <style:text-properties fo:color="#3faf46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4" style:family="text">
      <style:text-properties fo:color="#00a933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custom-shape draw:style-name="gr3" draw:text-style-name="P3" draw:layer="layout" svg:width="1.1cm" svg:height="1cm" svg:x="9.3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line draw:style-name="gr2" draw:text-style-name="P2" draw:layer="layout" svg:x1="3cm" svg:y1="6.4cm" svg:x2="26.3cm" svg:y2="6.4cm">
          <text:p/>
        </draw:line>
        <draw:custom-shape draw:style-name="gr3" draw:text-style-name="P3" draw:layer="layout" svg:width="1.1cm" svg:height="1cm" svg:x="9.3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line draw:style-name="gr2" draw:text-style-name="P2" draw:layer="layout" svg:x1="3cm" svg:y1="6.4cm" svg:x2="26.3cm" svg:y2="6.4cm">
          <text:p/>
        </draw:line>
        <draw:line draw:style-name="gr2" draw:text-style-name="P2" draw:layer="layout" svg:x1="14.3cm" svg:y1="4.4cm" svg:x2="7.7cm" svg:y2="12.7cm">
          <text:p/>
        </draw:line>
        <draw:custom-shape draw:style-name="gr3" draw:text-style-name="P3" draw:layer="layout" svg:width="1.1cm" svg:height="1cm" svg:x="9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line draw:style-name="gr2" draw:text-style-name="P2" draw:layer="layout" svg:x1="3cm" svg:y1="6.4cm" svg:x2="26.3cm" svg:y2="6.4cm">
          <text:p/>
        </draw:line>
        <draw:line draw:style-name="gr2" draw:text-style-name="P2" draw:layer="layout" svg:x1="14.3cm" svg:y1="4.4cm" svg:x2="7.7cm" svg:y2="12.7cm">
          <text:p/>
        </draw:line>
        <draw:custom-shape draw:style-name="gr3" draw:text-style-name="P3" draw:layer="layout" svg:width="1.1cm" svg:height="1cm" svg:x="9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0.8cm" svg:height="0.962cm" svg:x="10.1cm" svg:y="9.3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3.1cm" svg:y="5.5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1.3cm" svg:y="6.238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8.4cm" svg:y="9.938cm">
          <draw:text-box>
            <text:p><text:span text:style-name="T1">α</text:span></text:p>
          </draw:text-box>
        </draw:frame>
        <draw:frame draw:style-name="gr4" draw:text-style-name="P1" draw:layer="layout" svg:width="1.9cm" svg:height="0.802cm" svg:x="10.9cm" svg:y="5.2cm">
          <draw:text-box>
            <text:p><text:span text:style-name="T2">180-</text:span><text:span text:style-name="T3">α</text:span></text:p>
          </draw:text-box>
        </draw:frame>
        <draw:frame draw:style-name="gr4" draw:text-style-name="P1" draw:layer="layout" svg:width="1.9cm" svg:height="0.802cm" svg:x="8.2cm" svg:y="8.9cm">
          <draw:text-box>
            <text:p><text:span text:style-name="T2">180-</text:span><text:span text:style-name="T3">α</text:span></text:p>
          </draw:text-box>
        </draw:frame>
        <draw:frame draw:style-name="gr4" draw:text-style-name="P1" draw:layer="layout" svg:width="1.9cm" svg:height="0.802cm" svg:x="9.9cm" svg:y="10.498cm">
          <draw:text-box>
            <text:p><text:span text:style-name="T2">180-</text:span><text:span text:style-name="T3">α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line draw:style-name="gr2" draw:text-style-name="P2" draw:layer="layout" svg:x1="3cm" svg:y1="6.4cm" svg:x2="26.3cm" svg:y2="6.4cm">
          <text:p/>
        </draw:line>
        <draw:line draw:style-name="gr2" draw:text-style-name="P2" draw:layer="layout" svg:x1="14.3cm" svg:y1="4.4cm" svg:x2="7.7cm" svg:y2="12.7cm">
          <text:p/>
        </draw:line>
        <draw:custom-shape draw:style-name="gr3" draw:text-style-name="P3" draw:layer="layout" svg:width="1.1cm" svg:height="1cm" svg:x="9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0.8cm" svg:height="0.962cm" svg:x="10.1cm" svg:y="9.3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3.1cm" svg:y="5.5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1.3cm" svg:y="6.238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8.4cm" svg:y="9.938cm">
          <draw:text-box>
            <text:p><text:span text:style-name="T1">α</text:span></text:p>
          </draw:text-box>
        </draw:frame>
        <draw:frame draw:style-name="gr4" draw:text-style-name="P1" draw:layer="layout" svg:width="1.9cm" svg:height="0.802cm" svg:x="10.9cm" svg:y="5.2cm">
          <draw:text-box>
            <text:p><text:span text:style-name="T2">180-</text:span><text:span text:style-name="T3">α</text:span></text:p>
          </draw:text-box>
        </draw:frame>
        <draw:frame draw:style-name="gr4" draw:text-style-name="P1" draw:layer="layout" svg:width="1.9cm" svg:height="0.802cm" svg:x="8.2cm" svg:y="8.9cm">
          <draw:text-box>
            <text:p><text:span text:style-name="T2">180-</text:span><text:span text:style-name="T3">α</text:span></text:p>
          </draw:text-box>
        </draw:frame>
        <draw:frame draw:style-name="gr4" draw:text-style-name="P1" draw:layer="layout" svg:width="1.9cm" svg:height="0.802cm" svg:x="9.9cm" svg:y="10.498cm">
          <draw:text-box>
            <text:p><text:span text:style-name="T2">180-</text:span><text:span text:style-name="T3">α</text:span></text:p>
          </draw:text-box>
        </draw:frame>
        <draw:line draw:style-name="gr2" draw:text-style-name="P2" draw:layer="layout" svg:x1="8.2cm" svg:y1="4.5cm" svg:x2="25.6cm" svg:y2="11.7cm">
          <text:p/>
        </draw:line>
        <draw:custom-shape draw:style-name="gr3" draw:text-style-name="P3" draw:layer="layout" svg:width="1.1cm" svg:height="1cm" svg:x="21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2cm" svg:height="0.962cm" svg:x="19.4cm" svg:y="9.2cm">
          <draw:text-box>
            <text:p><text:span text:style-name="T1">β</text:span></text:p>
          </draw:text-box>
        </draw:frame>
        <draw:frame draw:style-name="gr4" draw:text-style-name="P1" draw:layer="layout" svg:width="1.2cm" svg:height="0.962cm" svg:x="23.5cm" svg:y="10cm">
          <draw:text-box>
            <text:p><text:span text:style-name="T1">β</text:span></text:p>
          </draw:text-box>
        </draw:frame>
        <draw:frame draw:style-name="gr4" draw:text-style-name="P1" draw:layer="layout" svg:width="1.2cm" svg:height="0.962cm" svg:x="14cm" svg:y="6.2cm">
          <draw:text-box>
            <text:p><text:span text:style-name="T1">β</text:span></text:p>
          </draw:text-box>
        </draw:frame>
        <draw:path draw:style-name="gr2" draw:text-style-name="P2" draw:layer="layout" svg:width="1.68cm" svg:height="2.581cm" draw:transform="rotate (-0.589048622548086) translate (10.5870048842143cm 9.24725480523709cm)" svg:viewBox="0 0 1681 2582" svg:d="M279 13c403-83 641 255 918 458 233 170 460 402 481 719 23 355-109 746-444 939-278 161-552 339-868 396l-267 57-99-57">
          <text:p/>
        </draw:path>
        <draw:path draw:style-name="gr2" draw:text-style-name="P2" draw:layer="layout" svg:width="2.598cm" svg:height="7.555cm" draw:transform="rotate (-1.5707963267949) translate (13.814cm 10.278cm)" svg:viewBox="0 0 2599 7556" svg:d="M102 7556c421-20 818 39 1221-280 515-408 805-997 891-1628 70-514 267-1004 330-1527 59-492 59-982 51-1475-11-686-306-1275-559-1883-140-338-569-419-865-610-246-158-542-104-814-153h-255-102">
          <text:p/>
        </draw:path>
        <draw:path draw:style-name="gr2" draw:text-style-name="P2" draw:layer="layout" svg:width="2.959cm" svg:height="4.035cm" draw:transform="rotate (-1.33046448879528) translate (22.5748228478913cm 8.38490098968758cm)" svg:viewBox="0 0 2960 4036" svg:d="M0 3571c306 28 603 136 871 293 315 185 766 329 1036-165 271-495 696-921 857-1467 97-325 218-655 193-1000-25-337-116-671-257-980l-174-252">
          <text:p/>
        </draw:path>
        <draw:path draw:style-name="gr2" draw:text-style-name="P2" draw:layer="layout" svg:width="8.147cm" svg:height="2.558cm" svg:x="16.969cm" svg:y="10.329cm" svg:viewBox="0 0 8148 2559" svg:d="M8141 0c6 368 47 773-153 1094-188 302-225 658-432 941-283 387-807 478-1247 509-626 44-1257-29-1883 0-753 35-1459-182-2162-381-480-136-917-322-1374-585-466-268-547-648-814-993l-76-330 25-204">
          <text:p/>
        </draw:path>
      </draw:page>
      <draw:page draw:name="page6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line draw:style-name="gr2" draw:text-style-name="P2" draw:layer="layout" svg:x1="3cm" svg:y1="6.4cm" svg:x2="26.3cm" svg:y2="6.4cm">
          <text:p/>
        </draw:line>
        <draw:line draw:style-name="gr2" draw:text-style-name="P2" draw:layer="layout" svg:x1="14.3cm" svg:y1="4.4cm" svg:x2="7.7cm" svg:y2="12.7cm">
          <text:p/>
        </draw:line>
        <draw:custom-shape draw:style-name="gr3" draw:text-style-name="P3" draw:layer="layout" svg:width="1.1cm" svg:height="1cm" svg:x="9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0.8cm" svg:height="0.962cm" svg:x="10.1cm" svg:y="9.3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3.1cm" svg:y="5.5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1.3cm" svg:y="6.238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8.4cm" svg:y="9.938cm">
          <draw:text-box>
            <text:p><text:span text:style-name="T1">α</text:span></text:p>
          </draw:text-box>
        </draw:frame>
        <draw:frame draw:style-name="gr4" draw:text-style-name="P1" draw:layer="layout" svg:width="1.9cm" svg:height="0.802cm" svg:x="10.9cm" svg:y="5.2cm">
          <draw:text-box>
            <text:p><text:span text:style-name="T2">1</text:span><text:span text:style-name="T2">8</text:span><text:span text:style-name="T2">0</text:span><text:span text:style-name="T2">-</text:span><text:span text:style-name="T3">α</text:span></text:p>
          </draw:text-box>
        </draw:frame>
        <draw:frame draw:style-name="gr4" draw:text-style-name="P1" draw:layer="layout" svg:width="1.9cm" svg:height="0.802cm" svg:x="8.2cm" svg:y="8.9cm">
          <draw:text-box>
            <text:p><text:span text:style-name="T2">1</text:span><text:span text:style-name="T2">8</text:span><text:span text:style-name="T2">0</text:span><text:span text:style-name="T2">-</text:span><text:span text:style-name="T3">α</text:span></text:p>
          </draw:text-box>
        </draw:frame>
        <draw:frame draw:style-name="gr4" draw:text-style-name="P1" draw:layer="layout" svg:width="1.9cm" svg:height="0.802cm" svg:x="9.9cm" svg:y="10.498cm">
          <draw:text-box>
            <text:p><text:span text:style-name="T2">1</text:span><text:span text:style-name="T2">8</text:span><text:span text:style-name="T2">0</text:span><text:span text:style-name="T2">-</text:span><text:span text:style-name="T3">α</text:span></text:p>
          </draw:text-box>
        </draw:frame>
        <draw:line draw:style-name="gr2" draw:text-style-name="P2" draw:layer="layout" svg:x1="8.2cm" svg:y1="4.5cm" svg:x2="25.6cm" svg:y2="11.7cm">
          <text:p/>
        </draw:line>
        <draw:custom-shape draw:style-name="gr3" draw:text-style-name="P3" draw:layer="layout" svg:width="1.1cm" svg:height="1cm" svg:x="21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2cm" svg:height="0.962cm" svg:x="19.4cm" svg:y="9.3cm">
          <draw:text-box>
            <text:p><text:span text:style-name="T1">β</text:span></text:p>
          </draw:text-box>
        </draw:frame>
        <draw:frame draw:style-name="gr4" draw:text-style-name="P1" draw:layer="layout" svg:width="1.2cm" svg:height="0.962cm" svg:x="23.5cm" svg:y="10cm">
          <draw:text-box>
            <text:p><text:span text:style-name="T1">β</text:span></text:p>
          </draw:text-box>
        </draw:frame>
        <draw:frame draw:style-name="gr4" draw:text-style-name="P1" draw:layer="layout" svg:width="1.2cm" svg:height="0.962cm" svg:x="14cm" svg:y="6.2cm">
          <draw:text-box>
            <text:p><text:span text:style-name="T1">β</text:span></text:p>
          </draw:text-box>
        </draw:frame>
        <draw:frame draw:style-name="gr5" draw:text-style-name="P1" draw:layer="layout" svg:width="2.4cm" svg:height="0.9cm" svg:x="12.2cm" svg:y="7.1cm">
          <draw:text-box>
            <text:p><text:span text:style-name="T2">180-</text:span><text:span text:style-name="T3">α-β</text:span></text:p>
          </draw:text-box>
        </draw:frame>
        <draw:path draw:style-name="gr2" draw:text-style-name="P2" draw:layer="layout" svg:width="6.919cm" svg:height="1.979cm" svg:x="9.845cm" svg:y="6.564cm" svg:viewBox="0 0 6920 1980" svg:d="M0 127c239 463 604 861 1043 1120 466 275 984 471 1527 559 288 46 576 105 865 153 371 61 747-34 1119-26 376 9 758-109 1018-356 268-255 488-541 763-788 266-239 349-551 585-789">
          <text:p/>
        </draw:path>
        <draw:frame draw:style-name="gr6" draw:text-style-name="P1" draw:layer="layout" svg:width="17.8cm" svg:height="2.1cm" svg:x="6.4cm" svg:y="14.6cm">
          <draw:text-box>
            <text:p>(180-a-b)+a+b = 180-a-b-+a+b = 180-a+a-b+b = 180</text:p>
          </draw:text-box>
        </draw:frame>
      </draw:page>
      <draw:page draw:name="page7" draw:style-name="dp1" draw:master-page-name="Default">
        <draw:frame draw:style-name="gr1" draw:text-style-name="P1" draw:layer="layout" svg:width="17.5cm" svg:height="1.7cm" svg:x="9.8cm" svg:y="1.7cm">
          <draw:text-box>
            <text:p>Why does a triangle’s internal angles sum to 180 degrees?</text:p>
          </draw:text-box>
        </draw:frame>
        <draw:line draw:style-name="gr2" draw:text-style-name="P2" draw:layer="layout" svg:x1="2.9cm" svg:y1="10.1cm" svg:x2="26.2cm" svg:y2="10.1cm">
          <text:p/>
        </draw:line>
        <draw:line draw:style-name="gr2" draw:text-style-name="P2" draw:layer="layout" svg:x1="3cm" svg:y1="6.4cm" svg:x2="26.3cm" svg:y2="6.4cm">
          <text:p/>
        </draw:line>
        <draw:line draw:style-name="gr2" draw:text-style-name="P2" draw:layer="layout" svg:x1="14.3cm" svg:y1="4.4cm" svg:x2="7.7cm" svg:y2="12.7cm">
          <text:p/>
        </draw:line>
        <draw:custom-shape draw:style-name="gr3" draw:text-style-name="P3" draw:layer="layout" svg:width="1.1cm" svg:height="1cm" svg:x="9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1cm" svg:x="1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0.8cm" svg:height="0.962cm" svg:x="10.1cm" svg:y="9.3cm">
          <draw:text-box>
            <text:p><text:span text:style-name="T1">α</text:span></text:p>
          </draw:text-box>
        </draw:frame>
        <draw:frame draw:style-name="gr4" draw:text-style-name="P1" draw:layer="layout" svg:width="0.8cm" svg:height="0.962cm" svg:x="13.1cm" svg:y="5.5cm">
          <draw:text-box>
            <text:p><text:span text:style-name="T1">α</text:span></text:p>
          </draw:text-box>
        </draw:frame>
        <draw:frame draw:style-name="gr4" draw:text-style-name="P5" draw:layer="layout" svg:width="0.8cm" svg:height="0.962cm" svg:x="11.3cm" svg:y="6.238cm">
          <draw:text-box>
            <text:p text:style-name="P4"><text:span text:style-name="T4">α</text:span></text:p>
          </draw:text-box>
        </draw:frame>
        <draw:frame draw:style-name="gr4" draw:text-style-name="P1" draw:layer="layout" svg:width="0.8cm" svg:height="0.962cm" svg:x="8.4cm" svg:y="9.938cm">
          <draw:text-box>
            <text:p><text:span text:style-name="T1">α</text:span></text:p>
          </draw:text-box>
        </draw:frame>
        <draw:frame draw:style-name="gr4" draw:text-style-name="P1" draw:layer="layout" svg:width="1.9cm" svg:height="0.802cm" svg:x="10.9cm" svg:y="5.2cm">
          <draw:text-box>
            <text:p><text:span text:style-name="T2">180-</text:span><text:span text:style-name="T3">α</text:span></text:p>
          </draw:text-box>
        </draw:frame>
        <draw:frame draw:style-name="gr4" draw:text-style-name="P1" draw:layer="layout" svg:width="1.9cm" svg:height="0.802cm" svg:x="8.2cm" svg:y="8.9cm">
          <draw:text-box>
            <text:p><text:span text:style-name="T2">180-</text:span><text:span text:style-name="T3">α</text:span></text:p>
          </draw:text-box>
        </draw:frame>
        <draw:frame draw:style-name="gr4" draw:text-style-name="P1" draw:layer="layout" svg:width="1.9cm" svg:height="0.802cm" svg:x="9.9cm" svg:y="10.498cm">
          <draw:text-box>
            <text:p><text:span text:style-name="T2">180-</text:span><text:span text:style-name="T3">α</text:span></text:p>
          </draw:text-box>
        </draw:frame>
        <draw:line draw:style-name="gr2" draw:text-style-name="P2" draw:layer="layout" svg:x1="8.2cm" svg:y1="4.5cm" svg:x2="25.6cm" svg:y2="11.7cm">
          <text:p/>
        </draw:line>
        <draw:custom-shape draw:style-name="gr3" draw:text-style-name="P3" draw:layer="layout" svg:width="1.1cm" svg:height="1cm" svg:x="21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2cm" svg:height="0.962cm" svg:x="19.4cm" svg:y="9.3cm">
          <draw:text-box>
            <text:p><text:span text:style-name="T1">β</text:span></text:p>
          </draw:text-box>
        </draw:frame>
        <draw:frame draw:style-name="gr4" draw:text-style-name="P1" draw:layer="layout" svg:width="1.2cm" svg:height="0.962cm" svg:x="23.5cm" svg:y="10cm">
          <draw:text-box>
            <text:p><text:span text:style-name="T1">β</text:span></text:p>
          </draw:text-box>
        </draw:frame>
        <draw:frame draw:style-name="gr4" draw:text-style-name="P7" draw:layer="layout" svg:width="1.2cm" svg:height="0.962cm" svg:x="14cm" svg:y="6.2cm">
          <draw:text-box>
            <text:p text:style-name="P6"><text:span text:style-name="T1">β</text:span></text:p>
          </draw:text-box>
        </draw:frame>
        <draw:frame draw:style-name="gr5" draw:text-style-name="P7" draw:layer="layout" svg:width="2.4cm" svg:height="0.9cm" svg:x="12.2cm" svg:y="7.1cm">
          <draw:text-box>
            <text:p text:style-name="P6"><text:span text:style-name="T2">180-</text:span><text:span text:style-name="T3">α-β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09:14:38.851457072</meta:creation-date>
    <dc:date>2020-11-24T09:51:02.363639815</dc:date>
    <meta:editing-duration>PT16M12S</meta:editing-duration>
    <meta:editing-cycles>3</meta:editing-cycles>
    <meta:generator>LibreOffice/6.4.7.2$Linux_X86_64 LibreOffice_project/40$Build-2</meta:generator>
    <meta:document-statistic meta:object-count="88"/>
  </office:meta>
</office:document-meta>
</file>